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86c33"/>
    </style:style>
    <style:style style:name="P2" style:family="paragraph" style:parent-style-name="Standard">
      <style:text-properties officeooo:paragraph-rsid="00186c33"/>
    </style:style>
    <style:style style:name="P3" style:family="paragraph" style:parent-style-name="Standard">
      <style:paragraph-properties fo:break-before="page"/>
      <style:text-properties officeooo:paragraph-rsid="00186c33"/>
    </style:style>
    <style:style style:name="P4" style:family="paragraph" style:parent-style-name="Text_20_body">
      <style:text-properties officeooo:paragraph-rsid="00186c33"/>
    </style:style>
    <style:style style:name="P5" style:family="paragraph" style:parent-style-name="Heading_20_3">
      <style:text-properties style:font-name="Liberation Serif" fo:font-weight="bold" officeooo:paragraph-rsid="00186c33" style:font-weight-asian="bold" style:font-weight-complex="bold"/>
    </style:style>
    <style:style style:name="P6" style:family="paragraph" style:parent-style-name="Standard">
      <style:text-properties style:font-name="Liberation Serif" fo:font-weight="bold" officeooo:paragraph-rsid="00186c33" style:font-weight-asian="bold" style:font-weight-complex="bold"/>
    </style:style>
    <style:style style:name="P7" style:family="paragraph" style:parent-style-name="Standard">
      <style:paragraph-properties fo:break-before="page"/>
      <style:text-properties style:font-name="Liberation Serif" fo:font-weight="bold" officeooo:paragraph-rsid="00186c33" style:font-weight-asian="bold" style:font-weight-complex="bold"/>
    </style:style>
    <style:style style:name="P8" style:family="paragraph" style:parent-style-name="Text_20_body">
      <style:text-properties style:font-name="Liberation Serif" fo:font-weight="bold" officeooo:paragraph-rsid="00186c33" style:font-weight-asian="bold" style:font-weight-complex="bold"/>
    </style:style>
    <style:style style:name="P9" style:family="paragraph" style:parent-style-name="Standard">
      <style:text-properties style:font-name="Liberation Serif" fo:font-weight="bold" officeooo:rsid="00186c33" officeooo:paragraph-rsid="00186c33" style:font-weight-asian="bold" style:font-weight-complex="bold"/>
    </style:style>
    <style:style style:name="P10" style:family="paragraph" style:parent-style-name="Text_20_body">
      <style:text-properties style:font-name="Liberation Serif" fo:font-weight="bold" style:font-weight-asian="bold" style:font-weight-complex="bold"/>
    </style:style>
    <style:style style:name="P11" style:family="paragraph" style:parent-style-name="Text_20_body">
      <style:text-properties style:font-name="Liberation Serif"/>
    </style:style>
    <style:style style:name="P12" style:family="paragraph" style:parent-style-name="Standard">
      <style:text-properties style:font-name="Liberation Serif" fo:font-weight="normal" officeooo:paragraph-rsid="00186c33" style:font-weight-asian="normal" style:font-weight-complex="normal"/>
    </style:style>
    <style:style style:name="P13" style:family="paragraph" style:parent-style-name="Text_20_body">
      <style:text-properties style:font-name="Liberation Serif" fo:font-weight="normal" style:font-weight-asian="normal" style:font-weight-complex="normal"/>
    </style:style>
    <style:style style:name="P14" style:family="paragraph" style:parent-style-name="Text_20_body">
      <style:text-properties style:font-name="Liberation Serif" officeooo:rsid="00186c33" officeooo:paragraph-rsid="00186c33"/>
    </style:style>
    <style:style style:name="P15" style:family="paragraph" style:parent-style-name="Standard">
      <style:text-properties style:font-name="Liberation Serif" officeooo:rsid="0019ec62" officeooo:paragraph-rsid="0019ec62"/>
    </style:style>
    <style:style style:name="P16" style:family="paragraph" style:parent-style-name="Standard">
      <style:text-properties style:font-name="Liberation Serif" officeooo:paragraph-rsid="0019ec62"/>
    </style:style>
    <style:style style:name="P17" style:family="paragraph" style:parent-style-name="Text_20_body">
      <style:text-properties style:font-name="Liberation Serif" officeooo:paragraph-rsid="001ece3d"/>
    </style:style>
    <style:style style:name="P18" style:family="paragraph" style:parent-style-name="Standard">
      <style:text-properties officeooo:paragraph-rsid="001d4886"/>
    </style:style>
    <style:style style:name="P19" style:family="paragraph" style:parent-style-name="Standard">
      <style:text-properties officeooo:paragraph-rsid="0019ec62"/>
    </style:style>
    <style:style style:name="P20" style:family="paragraph" style:parent-style-name="Text_20_body">
      <style:text-properties officeooo:paragraph-rsid="001ece3d"/>
    </style:style>
    <style:style style:name="P21" style:family="paragraph" style:parent-style-name="Preformatted_20_Text" style:list-style-name="L20">
      <style:text-properties style:font-name="Liberation Serif" officeooo:rsid="0019ec62" officeooo:paragraph-rsid="001ece3d"/>
    </style:style>
    <style:style style:name="P22" style:family="paragraph" style:parent-style-name="Standard" style:list-style-name="L1">
      <style:text-properties officeooo:paragraph-rsid="00186c33"/>
    </style:style>
    <style:style style:name="P23" style:family="paragraph" style:parent-style-name="Standard" style:list-style-name="L10">
      <style:text-properties officeooo:paragraph-rsid="00186c33"/>
    </style:style>
    <style:style style:name="P24" style:family="paragraph" style:parent-style-name="Standard" style:list-style-name="L10">
      <style:text-properties style:font-name="Liberation Serif" fo:font-weight="bold" officeooo:paragraph-rsid="00186c33" style:font-weight-asian="bold" style:font-weight-complex="bold"/>
    </style:style>
    <style:style style:name="P25" style:family="paragraph" style:parent-style-name="Standard" style:list-style-name="L19">
      <style:text-properties style:font-name="Liberation Serif" officeooo:rsid="0019ec62" officeooo:paragraph-rsid="0019ec62"/>
    </style:style>
    <style:style style:name="P26" style:family="paragraph" style:parent-style-name="Standard" style:list-style-name="L20">
      <style:text-properties style:font-name="Liberation Serif" officeooo:rsid="0019ec62" officeooo:paragraph-rsid="0019ec62"/>
    </style:style>
    <style:style style:name="P27" style:family="paragraph" style:parent-style-name="Standard" style:list-style-name="L20">
      <style:text-properties style:font-name="Liberation Serif" officeooo:rsid="0019ec62" officeooo:paragraph-rsid="001ece3d"/>
    </style:style>
    <style:style style:name="P28" style:family="paragraph" style:parent-style-name="Standard" style:list-style-name="L19">
      <style:text-properties style:font-name="Liberation Serif" officeooo:paragraph-rsid="0019ec62"/>
    </style:style>
    <style:style style:name="P29" style:family="paragraph" style:parent-style-name="Standard" style:list-style-name="L20">
      <style:text-properties style:font-name="Liberation Serif" officeooo:paragraph-rsid="0019ec62"/>
    </style:style>
    <style:style style:name="P30" style:family="paragraph" style:parent-style-name="Standard" style:list-style-name="L21">
      <style:text-properties style:font-name="Liberation Serif" officeooo:paragraph-rsid="0019ec62"/>
    </style:style>
    <style:style style:name="P31" style:family="paragraph" style:parent-style-name="Standard" style:list-style-name="L21">
      <style:text-properties style:font-name="Liberation Serif" officeooo:rsid="00201c2d" officeooo:paragraph-rsid="001ece3d"/>
    </style:style>
    <style:style style:name="P32" style:family="paragraph" style:parent-style-name="Standard" style:list-style-name="L22">
      <style:text-properties style:font-name="Liberation Serif" officeooo:paragraph-rsid="0019ec62"/>
    </style:style>
    <style:style style:name="P33" style:family="paragraph" style:parent-style-name="Standard" style:list-style-name="L22">
      <style:text-properties style:font-name="Liberation Serif" officeooo:rsid="001afad9" officeooo:paragraph-rsid="001afad9"/>
    </style:style>
    <style:style style:name="P34" style:family="paragraph" style:parent-style-name="Standard" style:list-style-name="L23">
      <style:text-properties style:font-name="Liberation Serif" officeooo:paragraph-rsid="0019ec62"/>
    </style:style>
    <style:style style:name="P35" style:family="paragraph" style:parent-style-name="Standard" style:list-style-name="L11">
      <style:text-properties officeooo:paragraph-rsid="00186c33"/>
    </style:style>
    <style:style style:name="P36" style:family="paragraph" style:parent-style-name="Standard" style:list-style-name="L12">
      <style:text-properties officeooo:paragraph-rsid="00186c33"/>
    </style:style>
    <style:style style:name="P37" style:family="paragraph" style:parent-style-name="Standard" style:list-style-name="L13">
      <style:text-properties officeooo:paragraph-rsid="00186c33"/>
    </style:style>
    <style:style style:name="P38" style:family="paragraph" style:parent-style-name="Standard" style:list-style-name="L14">
      <style:text-properties officeooo:paragraph-rsid="00186c33"/>
    </style:style>
    <style:style style:name="P39" style:family="paragraph" style:parent-style-name="Standard" style:list-style-name="L15">
      <style:text-properties officeooo:paragraph-rsid="00186c33"/>
    </style:style>
    <style:style style:name="P40" style:family="paragraph" style:parent-style-name="Standard" style:list-style-name="L17">
      <style:text-properties officeooo:paragraph-rsid="00186c33"/>
    </style:style>
    <style:style style:name="P41" style:family="paragraph" style:parent-style-name="Standard" style:list-style-name="L18">
      <style:text-properties officeooo:paragraph-rsid="00186c33"/>
    </style:style>
    <style:style style:name="P42" style:family="paragraph" style:parent-style-name="Standard" style:list-style-name="L18">
      <style:text-properties officeooo:paragraph-rsid="001ece3d"/>
    </style:style>
    <style:style style:name="P43" style:family="paragraph" style:parent-style-name="Standard" style:list-style-name="L19">
      <style:text-properties officeooo:paragraph-rsid="0019ec62"/>
    </style:style>
    <style:style style:name="P44" style:family="paragraph" style:parent-style-name="Standard" style:list-style-name="L20">
      <style:text-properties officeooo:paragraph-rsid="001ece3d"/>
    </style:style>
    <style:style style:name="P45" style:family="paragraph" style:parent-style-name="Text_20_body" style:list-style-name="L2"/>
    <style:style style:name="P46" style:family="paragraph" style:parent-style-name="Text_20_body" style:list-style-name="L3">
      <style:text-properties officeooo:paragraph-rsid="00186c33"/>
    </style:style>
    <style:style style:name="P47" style:family="paragraph" style:parent-style-name="Text_20_body" style:list-style-name="L4"/>
    <style:style style:name="P48" style:family="paragraph" style:parent-style-name="Text_20_body" style:list-style-name="L4">
      <style:text-properties style:font-name="Liberation Serif" fo:font-weight="bold" style:font-weight-asian="bold" style:font-weight-complex="bold"/>
    </style:style>
    <style:style style:name="P49" style:family="paragraph" style:parent-style-name="Text_20_body" style:list-style-name="L5">
      <style:text-properties style:font-name="Liberation Serif" fo:font-weight="bold" officeooo:paragraph-rsid="00186c33" style:font-weight-asian="bold" style:font-weight-complex="bold"/>
    </style:style>
    <style:style style:name="P50" style:family="paragraph" style:parent-style-name="Text_20_body" style:list-style-name="L16">
      <style:text-properties style:font-name="Liberation Serif" officeooo:paragraph-rsid="00186c33"/>
    </style:style>
    <style:style style:name="P51" style:family="paragraph" style:parent-style-name="Text_20_body" style:list-style-name="L24">
      <style:text-properties style:font-name="Liberation Serif" officeooo:paragraph-rsid="001ece3d"/>
    </style:style>
    <style:style style:name="P52" style:family="paragraph" style:parent-style-name="Text_20_body" style:list-style-name="L25">
      <style:text-properties style:font-name="Liberation Serif" fo:font-weight="normal" officeooo:paragraph-rsid="001ece3d" style:font-weight-asian="normal" style:font-weight-complex="normal"/>
    </style:style>
    <style:style style:name="P53" style:family="paragraph" style:parent-style-name="Text_20_body" style:list-style-name="L6">
      <style:text-properties officeooo:paragraph-rsid="00186c33"/>
    </style:style>
    <style:style style:name="P54" style:family="paragraph" style:parent-style-name="Text_20_body" style:list-style-name="L7">
      <style:text-properties officeooo:paragraph-rsid="00186c33"/>
    </style:style>
    <style:style style:name="P55" style:family="paragraph" style:parent-style-name="Text_20_body" style:list-style-name="L8">
      <style:text-properties officeooo:paragraph-rsid="00186c33"/>
    </style:style>
    <style:style style:name="P56" style:family="paragraph" style:parent-style-name="Text_20_body" style:list-style-name="L9"/>
    <style:style style:name="P57" style:family="paragraph" style:parent-style-name="Text_20_body" style:list-style-name="L16">
      <style:text-properties officeooo:paragraph-rsid="00186c33"/>
    </style:style>
    <style:style style:name="P58" style:family="paragraph" style:parent-style-name="Text_20_body" style:list-style-name="L24"/>
    <style:style style:name="P59" style:family="paragraph" style:parent-style-name="Text_20_body" style:list-style-name="L25">
      <style:text-properties officeooo:paragraph-rsid="001ece3d"/>
    </style:style>
    <style:style style:name="P60" style:family="paragraph" style:parent-style-name="Text_20_body" style:list-style-name="L26">
      <style:text-properties officeooo:paragraph-rsid="001ece3d"/>
    </style:style>
    <style:style style:name="P61" style:family="paragraph" style:parent-style-name="Text_20_body" style:list-style-name="L27">
      <style:text-properties officeooo:paragraph-rsid="001ece3d"/>
    </style:style>
    <style:style style:name="T1" style:family="text">
      <style:text-properties officeooo:rsid="00186c33"/>
    </style:style>
    <style:style style:name="T2" style:family="text">
      <style:text-properties fo:font-weight="normal" style:font-weight-asian="normal" style:font-weight-complex="normal"/>
    </style:style>
    <style:style style:name="T3" style:family="text">
      <style:text-properties fo:font-weight="normal" officeooo:rsid="00186c33" style:font-weight-asian="normal" style:font-weight-complex="normal"/>
    </style:style>
    <style:style style:name="T4" style:family="text">
      <style:text-properties style:font-name="Liberation Serif"/>
    </style:style>
    <style:style style:name="T5" style:family="text">
      <style:text-properties style:font-name="Liberation Serif" fo:font-weight="bold" style:font-weight-asian="bold" style:font-weight-complex="bold"/>
    </style:style>
    <style:style style:name="T6" style:family="text">
      <style:text-properties style:font-name="Liberation Serif" fo:font-weight="bold" officeooo:rsid="00186c33" style:font-weight-asian="bold" style:font-weight-complex="bold"/>
    </style:style>
    <style:style style:name="T7" style:family="text">
      <style:text-properties style:font-name="Liberation Serif" fo:font-weight="bold" officeooo:rsid="0019ec62" style:font-weight-asian="bold" style:font-weight-complex="bold"/>
    </style:style>
    <style:style style:name="T8" style:family="text">
      <style:text-properties style:font-name="Liberation Serif" fo:font-weight="bold" officeooo:rsid="001afad9" style:font-weight-asian="bold" style:font-weight-complex="bold"/>
    </style:style>
    <style:style style:name="T9" style:family="text">
      <style:text-properties style:font-name="Liberation Serif" fo:font-weight="bold" officeooo:rsid="001ece3d" style:font-weight-asian="bold" style:font-weight-complex="bold"/>
    </style:style>
    <style:style style:name="T10" style:family="text">
      <style:text-properties style:font-name="Liberation Serif" officeooo:rsid="00186c33"/>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186c33" style:font-weight-asian="normal" style:font-weight-complex="normal"/>
    </style:style>
    <style:style style:name="T13" style:family="text">
      <style:text-properties style:font-name="Liberation Serif" fo:font-weight="normal" officeooo:rsid="0019ec62" style:font-weight-asian="normal" style:font-weight-complex="normal"/>
    </style:style>
    <style:style style:name="T14" style:family="text">
      <style:text-properties style:font-name="Liberation Serif" fo:font-weight="normal" officeooo:rsid="001ece3d" style:font-weight-asian="normal" style:font-weight-complex="normal"/>
    </style:style>
    <style:style style:name="T15" style:family="text">
      <style:text-properties style:font-name="Liberation Serif" officeooo:rsid="0019ec62"/>
    </style:style>
    <style:style style:name="T16" style:family="text">
      <style:text-properties style:font-name="Liberation Serif" officeooo:rsid="001afad9"/>
    </style:style>
    <style:style style:name="T17" style:family="text">
      <style:text-properties style:font-name="Liberation Serif" officeooo:rsid="001ece3d"/>
    </style:style>
    <style:style style:name="T18" style:family="text">
      <style:text-properties officeooo:rsid="0019ec62"/>
    </style:style>
    <style:style style:name="T19" style:family="text">
      <style:text-properties officeooo:rsid="001ece3d"/>
    </style:style>
    <style:style style:name="T20" style:family="text">
      <style:text-properties officeooo:rsid="00201c2d"/>
    </style:style>
    <style:style style:name="T21" style:family="text">
      <style:text-properties officeooo:rsid="001f6a1e"/>
    </style:style>
    <style:style style:name="T22" style:family="text">
      <style:text-properties fo:font-weight="bold" style:font-weight-asian="bold" style:font-weight-complex="bold"/>
    </style:style>
    <style:style style:name="T23" style:family="text">
      <style:text-properties style:font-name="Liberation Serif"/>
    </style:style>
    <style:style style:name="T24" style:family="text">
      <style:text-properties style:font-name="Liberation Serif" officeooo:rsid="0019ec62"/>
    </style:style>
    <style:style style:name="T25" style:family="text">
      <style:text-properties style:font-name="Liberation Serif"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 :</text:p>
      <text:p text:style-name="P6"><text:span text:style-name="T1"><text:tab/></text:span><text:span text:style-name="T2">Ce projet de gestion d'une médiathèque a pour objectif de créer une plateforme web permettant à une bibliothèque de gérer efficacement les emprunts et réservations de divers médias tels que des livres, des CD, des DVD et des jeux de plateau. Ce système est divisé en deux applications principales : l'application pour les bibliothécaires et celle pour les membres. </text:span></text:p>
      <text:p text:style-name="P12"/>
      <text:p text:style-name="P6">Technologies Utilisées : </text:p>
      <text:list text:style-name="L1">
        <text:list-item>
          <text:p text:style-name="P22"><text:span text:style-name="Strong_20_Emphasis"><text:span text:style-name="T11">Framework :</text:span></text:span><text:span text:style-name="T11"> Django (Python) </text:span></text:p>
        </text:list-item>
        <text:list-item>
          <text:p text:style-name="P22"><text:span text:style-name="Strong_20_Emphasis"><text:span text:style-name="T11">Base de données :</text:span></text:span><text:span text:style-name="T11"> SQLite (ou toute autre base compatible avec Django) </text:span></text:p>
        </text:list-item>
        <text:list-item>
          <text:p text:style-name="P22"><text:span text:style-name="Strong_20_Emphasis"><text:span text:style-name="T11">Front-end :</text:span></text:span><text:span text:style-name="T11"> HTML/CSS avec utilisation des templates Django </text:span></text:p>
        </text:list-item>
        <text:list-item>
          <text:p text:style-name="P22"><text:span text:style-name="Strong_20_Emphasis"><text:span text:style-name="T11">Authentification :</text:span></text:span><text:span text:style-name="T11"> Système d'authentification Django avec gestion des groupes pour les rôles des utilisateurs </text:span></text:p>
        </text:list-item>
      </text:list>
      <text:p text:style-name="P6"/>
      <text:h text:style-name="P5" text:outline-level="3">-Étude et Correctifs du Code Fourni :</text:h>
      <text:p text:style-name="P13">Le code initial était une simple ébauche d'une application de gestion de médiathèque avec des classes Python de base, représentant différents types de médias (livres, DVD, CD, jeux de plateau) ainsi que des emprunteurs. Cependant, ce code était assez rudimentaire et manquait de fonctionnalités clés. <text:span text:style-name="T1">Je</text:span> <text:span text:style-name="T1">l’ai</text:span> transformé ce code en un modèle Django robuste et mieux structuré, ce qui est une <text:span text:style-name="T1">bonne </text:span>évolution.</text:p>
      <text:p text:style-name="P10"><text:tab/>Code Initial : </text:p>
      <text:list text:style-name="L2">
        <text:list-item>
          <text:p text:style-name="P45"><text:span text:style-name="Strong_20_Emphasis"><text:span text:style-name="T11">Manque d'organisation :</text:span></text:span><text:span text:style-name="T11"> Les classes définies étaient basiques et ne respectaient pas les bonnes pratiques de la programmation orientée objet ou du développement web. </text:span></text:p>
        </text:list-item>
        <text:list-item>
          <text:p text:style-name="P45"><text:span text:style-name="Strong_20_Emphasis"><text:span text:style-name="T11">Absence de relations entre les classes :</text:span></text:span><text:span text:style-name="T11"> Les classes de médias et d'emprunteurs étaient définies de manière indépendante sans gestion des relations (par exemple, l'emprunt d'un média par un emprunteur). </text:span></text:p>
        </text:list-item>
        <text:list-item>
          <text:p text:style-name="P45"><text:span text:style-name="Strong_20_Emphasis"><text:span text:style-name="T11">Aucune gestion de la disponibilité :</text:span></text:span><text:span text:style-name="T11"> Les attributs </text:span><text:span text:style-name="Source_20_Text"><text:span text:style-name="T11">disponible</text:span></text:span><text:span text:style-name="T11"> n'étaient pas utilisés efficacement pour gérer la disponibilité des médias. </text:span></text:p>
        </text:list-item>
        <text:list-item>
          <text:p text:style-name="P45"><text:span text:style-name="Strong_20_Emphasis"><text:span text:style-name="T11">Manque de persistance des données :</text:span></text:span><text:span text:style-name="T11"> Le code était purement orienté console, sans aucune gestion de la persistance (comme une base de données). </text:span></text:p>
        </text:list-item>
        <text:list-item>
          <text:p text:style-name="P45"><text:span text:style-name="Strong_20_Emphasis"><text:span text:style-name="T11">Pas de gestion des emprunts ou des réservations :</text:span></text:span><text:span text:style-name="T11"> Il n'y avait pas de mécanisme pour suivre les emprunts ou les réservations de médias. </text:span></text:p>
        </text:list-item>
      </text:list>
      <text:p text:style-name="Text_20_body"><text:span text:style-name="T5"><text:tab/></text:span><text:span text:style-name="Strong_20_Emphasis"><text:span text:style-name="T5">Code Modifié :</text:span></text:span></text:p>
      <text:p text:style-name="P10"><text:span text:style-name="T1">J</text:span><text:span text:style-name="T3">’ai</text:span><text:span text:style-name="T2"> utilisé Django pour structurer et améliorer ce code, ce qui permet de mieux gérer la persistance des données, d'établir des relations entre les modèles et de suivre les actions des membres, telles que les emprunts et les réservations.</text:span></text:p>
      <text:list text:style-name="L3">
        <text:list-item>
          <text:list>
            <text:list-item>
              <text:list>
                <text:list-item>
                  <text:p text:style-name="P46"><text:span text:style-name="Strong_20_Emphasis"><text:span text:style-name="T5">Modèle de base pour les Médias (Media) :</text:span></text:span><text:span text:style-name="T5"> </text:span></text:p>
                </text:list-item>
              </text:list>
            </text:list-item>
          </text:list>
        </text:list-item>
      </text:list>
      <text:list text:style-name="L4">
        <text:list-item>
          <text:list>
            <text:list-item>
              <text:list>
                <text:list-item>
                  <text:list>
                    <text:list-item>
                      <text:p text:style-name="P47"><text:span text:style-name="T11">J'ai créé une classe de base </text:span><text:span text:style-name="Source_20_Text"><text:span text:style-name="T11">Media</text:span></text:span><text:span text:style-name="T11"> qui contient les attributs communs à tous les types de médias (titre, auteur, date de publication, disponibilité). Cette</text:span><text:span text:style-name="T5"> structure permet </text:span><text:soft-page-break/><text:span text:style-name="T11">une réutilisation efficace du code, évitant ainsi la duplication dans les sous-classes dérivées telles que </text:span><text:span text:style-name="Source_20_Text"><text:span text:style-name="T11">Livre</text:span></text:span><text:span text:style-name="T11">, </text:span><text:span text:style-name="Source_20_Text"><text:span text:style-name="T11">Cd</text:span></text:span><text:span text:style-name="T11"> ou </text:span><text:span text:style-name="Source_20_Text"><text:span text:style-name="T11">Dvd</text:span></text:span><text:span text:style-name="T11">. </text:span></text:p>
                      <text:p text:style-name="P48"/>
                    </text:list-item>
                  </text:list>
                </text:list-item>
              </text:list>
            </text:list-item>
          </text:list>
        </text:list-item>
      </text:list>
      <text:list text:style-name="L5">
        <text:list-item>
          <text:list>
            <text:list-header>
              <text:p text:style-name="P49"><text:span text:style-name="T1">2. <text:s/></text:span>Classes spécialisées (Livre, Dvd, Cd, JeuDePlateau) : </text:p>
            </text:list-header>
          </text:list>
        </text:list-item>
      </text:list>
      <text:list text:style-name="L6">
        <text:list-item>
          <text:p text:style-name="P53"><text:span text:style-name="T11">J'ai dérivé des classes spécifiques pour </text:span><text:span text:style-name="Source_20_Text"><text:span text:style-name="T11">Livre</text:span></text:span><text:span text:style-name="T11">, </text:span><text:span text:style-name="Source_20_Text"><text:span text:style-name="T11">Dvd</text:span></text:span><text:span text:style-name="T11">, et </text:span><text:span text:style-name="Source_20_Text"><text:span text:style-name="T11">Cd</text:span></text:span><text:span text:style-name="T11"> à partir de la classe de base </text:span><text:span text:style-name="Source_20_Text"><text:span text:style-name="T11">Media</text:span></text:span><text:span text:style-name="T11">, respectant ainsi les bonnes pratiques de modélisation. Quant à la classe </text:span><text:span text:style-name="Source_20_Text"><text:span text:style-name="T11">JeuDePlateau</text:span></text:span><text:span text:style-name="T11">, elle est séparée car elle présente des propriétés uniques, comme le créateur et un système de réservation particulier .</text:span></text:p>
        </text:list-item>
      </text:list>
      <text:p text:style-name="P8"><text:tab/></text:p>
      <text:p text:style-name="P8"><text:span text:style-name="T1"><text:tab/><text:tab/>3. </text:span>Modèle Membre :</text:p>
      <text:list text:style-name="L7">
        <text:list-item>
          <text:p text:style-name="P54"><text:span text:style-name="T11">Le modèle </text:span><text:span text:style-name="Source_20_Text"><text:span text:style-name="T11">Membre</text:span></text:span><text:span text:style-name="T11"> que j'ai conçu stocke des informations essentielles telles que le nom, l'adresse e-mail, et les comptes d'emprunts et de réservations actifs. De plus, j'ai mis en place une logique limitant à trois les emprunts simultanés, ce qui assure une bonne gestion des règles métier. </text:span></text:p>
        </text:list-item>
      </text:list>
      <text:p text:style-name="P8"/>
      <text:p text:style-name="P4"><text:span text:style-name="T5"><text:tab/><text:tab/>4. </text:span><text:span text:style-name="Strong_20_Emphasis"><text:span text:style-name="T5">Gestion des Emprunts :</text:span></text:span></text:p>
      <text:list text:style-name="L8">
        <text:list-item>
          <text:p text:style-name="P55"><text:span text:style-name="T11">Le modèle </text:span><text:span text:style-name="Source_20_Text"><text:span text:style-name="T11">Emprunt</text:span></text:span><text:span text:style-name="T11"> relie un membre à un média emprunté. J'ai conçu ce modèle pour gérer à la fois la disponibilité du média et l'incrémentation/décrémentation du nombre d'emprunts actifs pour chaque membre. J'ai encapsulé cette logique au sein de la méthode </text:span><text:span text:style-name="Source_20_Text"><text:span text:style-name="T11">save()</text:span></text:span><text:span text:style-name="T11">, ce qui garantit que toutes les actions liées à un emprunt sont correctement exécutées lors de la sauvegarde des données. </text:span></text:p>
        </text:list-item>
      </text:list>
      <text:p text:style-name="P8"/>
      <text:p text:style-name="P4"><text:span text:style-name="T5"><text:tab/> <text:s text:c="2"/><text:tab/>5. </text:span><text:span text:style-name="Strong_20_Emphasis"><text:span text:style-name="T5">Gestion des Réservations (Jeux de Plateau) :</text:span></text:span><text:span text:style-name="T5"> </text:span></text:p>
      <text:list text:style-name="L9">
        <text:list-item>
          <text:p text:style-name="P56"><text:span text:style-name="T11">J’ai créé un modèle </text:span><text:span text:style-name="Source_20_Text"><text:span text:style-name="T11">Reservation</text:span></text:span><text:span text:style-name="T11"> qui gère la réservation des jeux de plateau, en contrôlant leur disponibilité et en mettant à jour le nombre de réservations actives pour chaque membre. J'ai également défini une durée de réservation par défaut de 2 heures, permettant une gestion précise des créneaux de réservation. </text:span></text:p>
        </text:list-item>
      </text:list>
      <text:p text:style-name="P6"/>
      <text:p text:style-name="P7"><text:span text:style-name="T1">-</text:span>La mise en place des fonctionnalités demandées :</text:p>
      <text:p text:style-name="P6"/>
      <text:p text:style-name="P6"/>
      <text:p text:style-name="P2"><text:span text:style-name="T6">1. </text:span><text:span text:style-name="Strong_20_Emphasis"><text:span text:style-name="T5">Application Bibliothécaire :</text:span></text:span></text:p>
      <text:p text:style-name="P2"><text:span text:style-name="Strong_20_Emphasis"><text:span text:style-name="T5"><text:tab/></text:span></text:span><text:span text:style-name="Strong_20_Emphasis"><text:span text:style-name="T11">Cette application est accessible uniquement aux utilisateurs appartenant au groupe des bibliothécaires. Voici les principales fonctionnalités que j'ai développées : </text:span></text:span></text:p>
      <text:p text:style-name="P2"><text:span text:style-name="Strong_20_Emphasis"><text:span text:style-name="T5"><text:tab/></text:span></text:span></text:p>
      <text:p text:style-name="P2"><text:span text:style-name="Strong_20_Emphasis"><text:span text:style-name="T5"><text:tab/>Authentification des Bibliothécaires :</text:span></text:span></text:p>
      <text:p text:style-name="P2"><text:span text:style-name="Strong_20_Emphasis"><text:span text:style-name="T5"/></text:span></text:p>
      <text:list text:style-name="L10">
        <text:list-item>
          <text:p text:style-name="P23"><text:span text:style-name="T11">Pour sécuriser l'accès aux pages de l'application bibliothécaire, j'ai créé un décorateur personnalisé </text:span><text:span text:style-name="Source_20_Text"><text:span text:style-name="T11">bibliothecaire_required</text:span></text:span><text:span text:style-name="T11"> qui vérifie si l'utilisateur est authentifié et s'il appartient bien au groupe des bibliothécaires. En cas de non-conformité, l'utilisateur est redirigé vers la page de connexion avec un message d'erreur approprié. </text:span></text:p>
          <text:p text:style-name="P24"/>
        </text:list-item>
      </text:list>
      <text:p text:style-name="P2"><text:span text:style-name="Strong_20_Emphasis"><text:span text:style-name="T5"><text:tab/>Gestion des Membres :</text:span></text:span></text:p>
      <text:p text:style-name="P2"><text:span text:style-name="Strong_20_Emphasis"><text:span text:style-name="T11">J'ai développé des vues pour permettre aux bibliothécaires de créer, afficher, mettre à jour et supprimer des membres emprunteurs : </text:span></text:span></text:p>
      <text:p text:style-name="P2"><text:span text:style-name="Strong_20_Emphasis"><text:span text:style-name="T5"/></text:span></text:p>
      <text:list text:style-name="L11">
        <text:list-item>
          <text:p text:style-name="P35"><text:span text:style-name="Strong_20_Emphasis"><text:span text:style-name="T5">Création de Membre : </text:span></text:span><text:span text:style-name="Strong_20_Emphasis"><text:span text:style-name="T11">Un formulaire permet de créer un nouveau membre en saisissant ses informations (nom, email). </text:span></text:span></text:p>
        </text:list-item>
        <text:list-item>
          <text:p text:style-name="P35"><text:span text:style-name="Strong_20_Emphasis"><text:span text:style-name="T5">Liste des Membres : </text:span></text:span><text:span text:style-name="Strong_20_Emphasis"><text:span text:style-name="T11">Une page liste tous les membres inscrits, avec la possibilité d'accéder à leur profil pour des modifications ou des suppressions.</text:span></text:span></text:p>
        </text:list-item>
        <text:list-item>
          <text:p text:style-name="P35"><text:span text:style-name="Strong_20_Emphasis"><text:span text:style-name="T5">Mise à jour des Membres : </text:span></text:span><text:span text:style-name="Strong_20_Emphasis"><text:span text:style-name="T11">Les bibliothécaires peuvent mettre à jour les informations des membres depuis une page dédiée. <text:s/></text:span></text:span></text:p>
          <text:p text:style-name="P35"><text:span text:style-name="Strong_20_Emphasis"><text:span text:style-name="T5"/></text:span></text:p>
        </text:list-item>
      </text:list>
      <text:p text:style-name="P2"><text:span text:style-name="Strong_20_Emphasis"><text:span text:style-name="T11">Ces fonctionnalités sont implémentées via des formulaires personnalisés, et toutes les actions sont journalisées à l'aide du module </text:span></text:span><text:span text:style-name="Strong_20_Emphasis"><text:span text:style-name="Source_20_Text"><text:span text:style-name="T11">logging</text:span></text:span></text:span><text:span text:style-name="Strong_20_Emphasis"><text:span text:style-name="T11"> pour assurer un suivi des activités. </text:span></text:span></text:p>
      <text:p text:style-name="P2"><text:span text:style-name="Strong_20_Emphasis"><text:span text:style-name="T5"><text:tab/></text:span></text:span></text:p>
      <text:p text:style-name="P2"><text:span text:style-name="Strong_20_Emphasis"><text:span text:style-name="T5"><text:tab/>Gestion des Médias :</text:span></text:span></text:p>
      <text:p text:style-name="P2"><text:span text:style-name="Strong_20_Emphasis"><text:span text:style-name="T5">J</text:span></text:span><text:span text:style-name="Strong_20_Emphasis"><text:span text:style-name="T11">'ai mis en place un système de gestion des différents types de médias (Livres, CD, DVD, Jeux de Plateau) : </text:span></text:span></text:p>
      <text:list text:style-name="L12">
        <text:list-item>
          <text:p text:style-name="P36"><text:span text:style-name="Strong_20_Emphasis"><text:span text:style-name="T6">L</text:span></text:span><text:span text:style-name="Strong_20_Emphasis"><text:span text:style-name="T5">iste des Médias : </text:span></text:span><text:span text:style-name="Strong_20_Emphasis"><text:span text:style-name="T11">Les bibliothécaires peuvent voir tous les médias disponibles triés par catégories (livres, CD, DVD, jeux de plateau). </text:span></text:span></text:p>
        </text:list-item>
        <text:list-item>
          <text:p text:style-name="P36"><text:span text:style-name="Strong_20_Emphasis"><text:span text:style-name="T5">Ajout de Médias : </text:span></text:span><text:span text:style-name="Strong_20_Emphasis"><text:span text:style-name="T11">Un formulaire dynamique permet d'ajouter de nouveaux médias en sélectionnant leur type (livre, CD, etc.), chaque type ayant des champs spécifiques. </text:span></text:span></text:p>
        </text:list-item>
      </text:list>
      <text:p text:style-name="P6"><text:tab/><text:tab/></text:p>
      <text:p text:style-name="P2"><text:span text:style-name="Strong_20_Emphasis"><text:span text:style-name="T5"><text:tab/>Gestion des Emprunts :</text:span></text:span></text:p>
      <text:p text:style-name="P2"><text:span text:style-name="Strong_20_Emphasis"><text:span text:style-name="T11">La gestion des emprunts est un élément central de l'application : </text:span></text:span></text:p>
      <text:p text:style-name="P2"><text:span text:style-name="Strong_20_Emphasis"><text:span text:style-name="T5"/></text:span></text:p>
      <text:list text:style-name="L13">
        <text:list-item>
          <text:p text:style-name="P37"><text:span text:style-name="Strong_20_Emphasis"><text:span text:style-name="T5">Création d'Emprunts : </text:span></text:span><text:span text:style-name="Strong_20_Emphasis"><text:span text:style-name="T11">Un formulaire permet de créer un nouvel emprunt pour un membre. Lors de la création, des validations sont mises en place pour vérifier que : </text:span></text:span></text:p>
          <text:list>
            <text:list-item>
              <text:p text:style-name="P37"><text:span text:style-name="Strong_20_Emphasis"><text:span text:style-name="T11">Le membre n'a pas plus de 3 emprunts actifs. </text:span></text:span></text:p>
            </text:list-item>
            <text:list-item>
              <text:p text:style-name="P37"><text:span text:style-name="Strong_20_Emphasis"><text:span text:style-name="T11">Le membre n'a pas d'emprunts en retard. </text:span></text:span></text:p>
            </text:list-item>
          </text:list>
        </text:list-item>
      </text:list>
      <text:p text:style-name="P2"><text:span text:style-name="Strong_20_Emphasis"><text:span text:style-name="T5"/></text:span></text:p>
      <text:list text:continue-numbering="true" text:style-name="L13">
        <text:list-item>
          <text:p text:style-name="P37"><text:soft-page-break/><text:span text:style-name="Strong_20_Emphasis"><text:span text:style-name="T5">Retour des Emprunts : </text:span></text:span><text:span text:style-name="Strong_20_Emphasis"><text:span text:style-name="T11">Une fonctionnalité permet de marquer un emprunt comme retourné, ce qui décrémente automatiquement le nombre d'emprunts actifs du membre. </text:span></text:span></text:p>
        </text:list-item>
      </text:list>
      <text:p text:style-name="P2"><text:span text:style-name="Strong_20_Emphasis"><text:span text:style-name="T5"><text:tab/><text:tab/><text:tab/></text:span></text:span></text:p>
      <text:p text:style-name="P2"><text:span text:style-name="Strong_20_Emphasis"><text:span text:style-name="T5"/></text:span></text:p>
      <text:p text:style-name="P2"><text:span text:style-name="Strong_20_Emphasis"><text:span text:style-name="T6">2. </text:span></text:span><text:span text:style-name="Strong_20_Emphasis"><text:span text:style-name="T5">Application Membre :</text:span></text:span></text:p>
      <text:p text:style-name="P2"><text:span text:style-name="Strong_20_Emphasis"><text:span text:style-name="T5"><text:tab/></text:span></text:span><text:span text:style-name="Strong_20_Emphasis"><text:span text:style-name="T11">L'application membre est beaucoup plus simple et ne permet que la consultation des <text:tab/>médias : </text:span></text:span></text:p>
      <text:list text:style-name="L14">
        <text:list-item>
          <text:p text:style-name="P38"><text:span text:style-name="Strong_20_Emphasis"><text:span text:style-name="T5">Liste des Médias : </text:span></text:span><text:span text:style-name="Strong_20_Emphasis"><text:span text:style-name="T11">Les membres peuvent afficher la liste de tous les médias disponibles dans la bibliothèque, triés par catégories (livres, CD, DVD, etc.). </text:span></text:span></text:p>
        </text:list-item>
      </text:list>
      <text:p text:style-name="P2"><text:span text:style-name="Strong_20_Emphasis"><text:span text:style-name="T5"/></text:span></text:p>
      <text:p text:style-name="P18"><text:span text:style-name="Strong_20_Emphasis"><text:span text:style-name="T5"><text:tab/></text:span></text:span><text:span text:style-name="Strong_20_Emphasis"><text:span text:style-name="T11">Cette application est accessible à tous les utilisateurs authentifiés qui ne sont pas <text:tab/>bibliothécaires. <text:s/>J'ai utilisé une vue spécifique pour afficher cette liste, sans permettre d'autres <text:tab/>actions comme l'emprunt ou la réservation. </text:span></text:span></text:p>
      <text:p text:style-name="P2"><text:span text:style-name="Strong_20_Emphasis"><text:span text:style-name="T11"/></text:span></text:p>
      <text:p text:style-name="P2"><text:span text:style-name="Strong_20_Emphasis"><text:span text:style-name="T6">3. Contraintes Métier :</text:span></text:span></text:p>
      <text:p text:style-name="P2"><text:span text:style-name="Strong_20_Emphasis"><text:span text:style-name="T6"><text:tab/></text:span></text:span><text:span text:style-name="Strong_20_Emphasis"><text:span text:style-name="T12">Pour répondre aux différentes contraintes métier, voici les éléments mis en place : </text:span></text:span></text:p>
      <text:list text:style-name="L15">
        <text:list-item>
          <text:p text:style-name="P39"><text:span text:style-name="Strong_20_Emphasis"><text:span text:style-name="T6">Limite d'emprunts (3 maximum) : </text:span></text:span><text:span text:style-name="Strong_20_Emphasis"><text:span text:style-name="T12">Avant de créer un emprunt, le système vérifie si le membre a déjà atteint cette limite. Si c'est le cas, une erreur est affichée et l'emprunt n'est pas créé. </text:span></text:span></text:p>
        </text:list-item>
        <text:list-item>
          <text:p text:style-name="P39"><text:span text:style-name="Strong_20_Emphasis"><text:span text:style-name="T6">Gestion des retards : </text:span></text:span><text:span text:style-name="Strong_20_Emphasis"><text:span text:style-name="T12">Chaque emprunt est associé à une date de retour (fixée à une semaine). Si un membre a des emprunts en retard, il lui est impossible de faire un nouvel emprunt tant que les retards ne sont pas régularisés. </text:span></text:span></text:p>
        </text:list-item>
        <text:list-item>
          <text:p text:style-name="P39"><text:span text:style-name="Strong_20_Emphasis"><text:span text:style-name="T6">Exclusion des Jeux de Plateau : </text:span></text:span><text:span text:style-name="Strong_20_Emphasis"><text:span text:style-name="T12">J'ai implémenté une logique distincte pour les jeux de plateau, qui ne peuvent pas être empruntés mais seulement réservés pour une durée limitée. </text:span></text:span></text:p>
        </text:list-item>
      </text:list>
      <text:p text:style-name="P2"><text:span text:style-name="Strong_20_Emphasis"><text:span text:style-name="T5"/></text:span></text:p>
      <text:p text:style-name="P2"><text:span text:style-name="Strong_20_Emphasis"><text:span text:style-name="T6">4. Réservations des Jeux de Plateau :</text:span></text:span></text:p>
      <text:p text:style-name="P2"><text:span text:style-name="Strong_20_Emphasis"><text:span text:style-name="T6"><text:tab/></text:span></text:span><text:span text:style-name="Strong_20_Emphasis"><text:span text:style-name="T12">Les bibliothécaires peuvent gérer les réservations des jeux de plateau via des formulaires spécifiques. Une réservation ne peut être effectuée que si le jeu est disponible. J'ai ajouté une validation pour empêcher les membres de réserver plusieurs jeux en même temps. </text:span></text:span></text:p>
      <text:p text:style-name="P2"><text:span text:style-name="Strong_20_Emphasis"><text:span text:style-name="T6"><text:tab/></text:span></text:span></text:p>
      <text:p text:style-name="P2"><text:span text:style-name="Strong_20_Emphasis"><text:span text:style-name="T5"/></text:span></text:p>
      <text:p text:style-name="P2"><text:span text:style-name="Strong_20_Emphasis"><text:span text:style-name="T5"/></text:span></text:p>
      <text:p text:style-name="P3"><text:span text:style-name="Strong_20_Emphasis"><text:span text:style-name="T6">-Stratégie de tests :</text:span></text:span></text:p>
      <text:p text:style-name="P2"><text:span text:style-name="Strong_20_Emphasis"><text:span text:style-name="T6"/></text:span></text:p>
      <text:h text:style-name="P1" text:outline-level="3"><text:span text:style-name="Strong_20_Emphasis"><text:span text:style-name="T6">Configuration et Fixtures :</text:span></text:span></text:h>
      <text:p text:style-name="Text_20_body"><text:span text:style-name="T4">J'ai commencé par configurer l'environnement de test avec </text:span><text:span text:style-name="Source_20_Text"><text:span text:style-name="T4">pytest</text:span></text:span><text:span text:style-name="T4"> et Django. Ensuite, j'ai défini plusieurs fixtures pour créer des objets réutilisables dans les tests. Par exemple, j'ai une fixture pour créer un utilisateur avec le groupe "bibliothecaires" et d'autres pour générer des instances de membres, livres, CDs, DVDs, jeux de plateau, emprunts et réservations. Cela rend les tests plus efficaces en évitant la duplication du code</text:span></text:p>
      <text:p text:style-name="P11"/>
      <text:p text:style-name="P8"><text:span text:style-name="T3">1.</text:span><text:span text:style-name="T1"> </text:span>Tests des Vues <text:span text:style-name="T1">:</text:span></text:p>
      <text:p text:style-name="P14"><text:tab/>J'ai ensuite écrit des tests pour les principales vues de l'application : </text:p>
      <text:list text:style-name="L16">
        <text:list-item>
          <text:p text:style-name="P57"><text:span text:style-name="Strong_20_Emphasis"><text:span text:style-name="T10">Vues des Membres</text:span></text:span><text:span text:style-name="T10"> : J'ai testé la liste des membres pour m'assurer qu'elle s'affiche correctement et contient les membres attendus. Les tests de création, mise à jour et suppression des membres vérifient que les formulaires fonctionnent comme prévu et que les membres sont bien ajoutés, modifiés ou supprimés dans la base de données. </text:span></text:p>
        </text:list-item>
        <text:list-item>
          <text:p text:style-name="P57"><text:span text:style-name="Strong_20_Emphasis"><text:span text:style-name="T10">Vues des Médias</text:span></text:span><text:span text:style-name="T10"> : J'ai vérifié que la vue qui liste les différents médias (livres, DVDs, CDs, jeux de plateau) affiche correctement toutes les catégories. De plus, j'ai testé la création de nouveaux médias pour m'assurer qu'ils sont bien enregistrés avec les bonnes informations. </text:span></text:p>
        </text:list-item>
        <text:list-item>
          <text:p text:style-name="P57"><text:span text:style-name="Strong_20_Emphasis"><text:span text:style-name="T10">Emprunts et Réservations</text:span></text:span><text:span text:style-name="T10"> : J'ai mis en place des tests pour créer des emprunts et gérer leur retour. Les tests pour les réservations s'assurent que les réservations peuvent être créées, gérées, et terminées correctement. </text:span></text:p>
          <text:p text:style-name="P50"/>
        </text:list-item>
      </text:list>
      <text:p text:style-name="P2"><text:span text:style-name="Strong_20_Emphasis"><text:span text:style-name="T12">2.</text:span></text:span><text:span text:style-name="Strong_20_Emphasis"><text:span text:style-name="T6"> Connexion et Déconnexion :</text:span></text:span></text:p>
      <text:p text:style-name="P2"><text:span text:style-name="Strong_20_Emphasis"><text:span text:style-name="T12"><text:tab/>J'ai aussi inclus des tests pour les fonctionnalités de connexion et déconnexion :</text:span></text:span></text:p>
      <text:p text:style-name="P2"><text:span text:style-name="Strong_20_Emphasis"><text:span text:style-name="T12"/></text:span></text:p>
      <text:list text:style-name="L17">
        <text:list-item>
          <text:p text:style-name="P40"><text:span text:style-name="Strong_20_Emphasis"><text:span text:style-name="T10">Connexion</text:span></text:span><text:span text:style-name="Strong_20_Emphasis"><text:span text:style-name="T12"> : J'ai testé plusieurs scénarios, y compris les tentatives de connexion avec de mauvais identifiants et les erreurs liées aux utilisateurs qui ne font pas partie du groupe des bibliothécaires. J'ai vérifié que les utilisateurs sont redirigés correctement après une connexion réussie. </text:span></text:span></text:p>
          <text:p text:style-name="P40"><text:span text:style-name="Strong_20_Emphasis"><text:span text:style-name="T12"/></text:span></text:p>
        </text:list-item>
        <text:list-item>
          <text:p text:style-name="P40"><text:span text:style-name="Strong_20_Emphasis"><text:span text:style-name="T10">Déconnexion</text:span></text:span><text:span text:style-name="Strong_20_Emphasis"><text:span text:style-name="T12"> : Le test de déconnexion vérifie que l'utilisateur est correctement déconnecté et que la session est bien nettoyée. </text:span></text:span></text:p>
        </text:list-item>
      </text:list>
      <text:p text:style-name="P2"><text:span text:style-name="Strong_20_Emphasis"><text:span text:style-name="T12"/></text:span></text:p>
      <text:p text:style-name="P2"><text:span text:style-name="Strong_20_Emphasis"><text:span text:style-name="T12">3. </text:span></text:span><text:span text:style-name="Strong_20_Emphasis"><text:span text:style-name="T6">Vérifications Complètes :</text:span></text:span></text:p>
      <text:p text:style-name="P2"><text:span text:style-name="Strong_20_Emphasis"><text:span text:style-name="T6"><text:tab/></text:span></text:span><text:span text:style-name="Strong_20_Emphasis"><text:span text:style-name="T12">Pour chaque test, j'ai vérifié les codes de statut HTTP attendus, les redirections, et les modifications apportées à la base de données. Par exemple, après la création d'un membre ou d'un emprunt, j'ai confirmé que les objets apparaissent bien dans la base de données. </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oft-page-break/><text:span text:style-name="Strong_20_Emphasis"><text:span text:style-name="T6">-Instructions pour Exécuter le Programme :</text:span></text:span></text:p>
      <text:p text:style-name="P2"><text:span text:style-name="Strong_20_Emphasis"><text:span text:style-name="T6"><text:tab/></text:span></text:span><text:span text:style-name="Strong_20_Emphasis"><text:span text:style-name="T17">Prérequis</text:span></text:span><text:span text:style-name="Strong_20_Emphasis"><text:span text:style-name="T9">: </text:span></text:span></text:p>
      <text:list text:style-name="L18">
        <text:list-item>
          <text:p text:style-name="P41"><text:span text:style-name="Strong_20_Emphasis"><text:span text:style-name="T14">Assurez-vous d'avoir Python 3.12.5 (ou une version ultérieure) et Git installés sur votre ordinateur. Pour vérifier, exécutez : </text:span></text:span></text:p>
          <text:list>
            <text:list-item>
              <text:p text:style-name="P42"><text:span text:style-name="Strong_20_Emphasis"><text:span text:style-name="T17">python --version </text:span></text:span></text:p>
            </text:list-item>
            <text:list-item>
              <text:p text:style-name="P42"><text:span text:style-name="Strong_20_Emphasis"><text:span text:style-name="T17">git --version </text:span></text:span><text:span text:style-name="T17"/></text:p>
            </text:list-item>
          </text:list>
        </text:list-item>
      </text:list>
      <text:p text:style-name="P2"><text:span text:style-name="Strong_20_Emphasis"><text:span text:style-name="T6"><text:tab/></text:span></text:span></text:p>
      <text:p text:style-name="P2"><text:span text:style-name="Strong_20_Emphasis"><text:span text:style-name="T6"><text:tab/></text:span></text:span><text:span text:style-name="Strong_20_Emphasis"><text:span text:style-name="T7">1. </text:span></text:span><text:span text:style-name="Strong_20_Emphasis"><text:span text:style-name="T15">Cloner le Répertoire du Projet</text:span></text:span><text:span text:style-name="Strong_20_Emphasis"><text:span text:style-name="T7"> :</text:span></text:span></text:p>
      <text:p text:style-name="P2"><text:span text:style-name="Strong_20_Emphasis"><text:span text:style-name="T7"><text:tab/><text:tab/></text:span></text:span></text:p>
      <text:p text:style-name="P2"><text:span text:style-name="Strong_20_Emphasis"><text:span text:style-name="T6"><text:tab/><text:tab/></text:span></text:span><text:span text:style-name="Strong_20_Emphasis"><text:span text:style-name="T13">Sur une invite de commande executer :</text:span></text:span></text:p>
      <text:p text:style-name="P2"><text:span text:style-name="Strong_20_Emphasis"><text:span text:style-name="T13"><text:tab/><text:tab/><text:tab/></text:span></text:span></text:p>
      <text:p text:style-name="P2"><text:span text:style-name="Strong_20_Emphasis"><text:span text:style-name="T6"><text:tab/><text:tab/><text:tab/>git clone &lt;URL-du-repository&gt; </text:span></text:span></text:p>
      <text:p text:style-name="P2"><text:span text:style-name="Strong_20_Emphasis"><text:span text:style-name="T6"><text:tab/><text:tab/><text:tab/>cd mediatheque_project </text:span></text:span></text:p>
      <text:p text:style-name="P2"><text:span text:style-name="Strong_20_Emphasis"><text:span text:style-name="T6"><text:tab/></text:span></text:span></text:p>
      <text:p text:style-name="P2"><text:span text:style-name="Strong_20_Emphasis"><text:span text:style-name="T6"><text:tab/></text:span></text:span><text:span text:style-name="Strong_20_Emphasis"><text:span text:style-name="T7">2. </text:span></text:span><text:span text:style-name="Strong_20_Emphasis"><text:span text:style-name="T15">Installation des Dépendances</text:span></text:span><text:span text:style-name="Strong_20_Emphasis"><text:span text:style-name="T7"> :</text:span></text:span></text:p>
      <text:list text:style-name="L19">
        <text:list-item>
          <text:p text:style-name="P43"><text:span text:style-name="Strong_20_Emphasis"><text:span text:style-name="T13">Créez un environnement virtuel :</text:span></text:span><text:span text:style-name="Strong_20_Emphasis"><text:span text:style-name="T7"> </text:span></text:span></text:p>
          <text:list>
            <text:list-item>
              <text:p text:style-name="P25">python -m venv <text:span text:style-name="T19">v</text:span>env</text:p>
              <text:list>
                <text:list-header>
                  <text:p text:style-name="P25"/>
                </text:list-header>
              </text:list>
            </text:list-item>
          </text:list>
        </text:list-item>
        <text:list-item>
          <text:p text:style-name="P28">Activez l'environnement virtuel : </text:p>
          <text:list>
            <text:list-item>
              <text:p text:style-name="P28">Sous Linux/Mac :</text:p>
              <text:list>
                <text:list-item>
                  <text:p text:style-name="P28">source <text:span text:style-name="T19">v</text:span>env/bin/activate </text:p>
                </text:list-item>
              </text:list>
            </text:list-item>
          </text:list>
        </text:list-item>
      </text:list>
      <text:p text:style-name="P16"><text:tab/></text:p>
      <text:list text:style-name="L20">
        <text:list-item>
          <text:list>
            <text:list-item>
              <text:p text:style-name="P26">Sous Windows :</text:p>
              <text:list>
                <text:list-item>
                  <text:p text:style-name="P27">.\\venv\Scripts\activate <text:s/></text:p>
                </text:list-item>
                <text:list-item>
                  <text:p text:style-name="P27">Vous pouvez rencontrer une erreur lors de l'exécution de cette commande dans PowerShell, car l'exécution des scripts peut être restreinte par défaut. Dans ce cas, essayez d'exécuter la commande suivante pour modifier la stratégie d'e<text:span text:style-name="T4">xécution : </text:span></text:p>
                </text:list-item>
              </text:list>
            </text:list-item>
          </text:list>
          <text:p text:style-name="P27"><text:span text:style-name="T4"/></text:p>
          <text:list>
            <text:list-item>
              <text:list>
                <text:list-item>
                  <text:list>
                    <text:list-item>
                      <text:p text:style-name="P21"><text:span text:style-name="Source_20_Text"><text:span text:style-name="T25">Set-ExecutionPolicy RemoteSigned</text:span></text:span></text:p>
                      <text:p text:style-name="P21"><text:span text:style-name="Source_20_Text"><text:span text:style-name="T4"/></text:span></text:p>
                    </text:list-item>
                  </text:list>
                </text:list-item>
                <text:list-item>
                  <text:p text:style-name="P44"><text:span text:style-name="T15">Cela permettra l'exécution des scripts locaux et des scripts téléchargés signés de manière sécurisée. Assurez-vous d'exécu</text:span><text:span text:style-name="T15">ter cette commande en tant qu'administrateur. </text:span></text:p>
                </text:list-item>
              </text:list>
            </text:list-item>
          </text:list>
        </text:list-item>
      </text:list>
      <text:p text:style-name="P15"/>
      <text:list text:continue-numbering="true" text:style-name="L20">
        <text:list-item>
          <text:p text:style-name="P29">Installez les dépendances requises :</text:p>
          <text:list>
            <text:list-item>
              <text:p text:style-name="P29">pip install -r requirements.txt </text:p>
            </text:list-item>
          </text:list>
        </text:list-item>
      </text:list>
      <text:p text:style-name="P16"/>
      <text:p text:style-name="P19"><text:span text:style-name="T15"><text:tab/>3. </text:span><text:span text:style-name="Strong_20_Emphasis"><text:span text:style-name="T4">Configurer la Base de Données</text:span></text:span><text:span text:style-name="T4"> :</text:span></text:p>
      <text:list text:style-name="L21">
        <text:list-item>
          <text:p text:style-name="P30">Appliquez les migrations :</text:p>
          <text:list>
            <text:list-item>
              <text:p text:style-name="P31">py manage.py makemigrations</text:p>
            </text:list-item>
            <text:list-item>
              <text:p text:style-name="P30">py manage.py migrate </text:p>
            </text:list-item>
          </text:list>
        </text:list-item>
      </text:list>
      <text:p text:style-name="P16"/>
      <text:list text:continue-numbering="true" text:style-name="L21">
        <text:list-item>
          <text:p text:style-name="P30">Chargez les données de test si nécessaire : </text:p>
          <text:list>
            <text:list-item>
              <text:p text:style-name="P30">py manage.py loaddata <text:span text:style-name="T18">test_data.json</text:span></text:p>
            </text:list-item>
          </text:list>
        </text:list-item>
      </text:list>
      <text:p text:style-name="P16"><text:tab/></text:p>
      <text:p text:style-name="P19"><text:span text:style-name="T4"><text:tab/></text:span><text:span text:style-name="T15">4. </text:span><text:span text:style-name="Strong_20_Emphasis"><text:span text:style-name="T4">Créer </text:span></text:span><text:span text:style-name="Strong_20_Emphasis"><text:span text:style-name="T16">le groupe bibliothecaires et l’u</text:span></text:span><text:span text:style-name="Strong_20_Emphasis"><text:span text:style-name="T4">tilisateur</text:span></text:span><text:span text:style-name="T4"> </text:span><text:span text:style-name="T8">test</text:span><text:span text:style-name="T4">: </text:span></text:p>
      <text:list text:style-name="L22">
        <text:list-item>
          <text:p text:style-name="P32">py create_superuser_and_group.py</text:p>
          <text:list>
            <text:list-item>
              <text:p text:style-name="P33">le nom d’utilisateur <text:span text:style-name="T21">sera </text:span>: test</text:p>
            </text:list-item>
            <text:list-item>
              <text:p text:style-name="P33"><text:soft-page-break/>le mot de pass<text:span text:style-name="T21">s</text:span> <text:span text:style-name="T21">sera </text:span>: test123</text:p>
            </text:list-item>
          </text:list>
        </text:list-item>
      </text:list>
      <text:p text:style-name="P16"><text:tab/></text:p>
      <text:p text:style-name="P19"><text:span text:style-name="T15"><text:tab/>5. </text:span><text:span text:style-name="Strong_20_Emphasis"><text:span text:style-name="T4">Lancer le Serveur de Développement</text:span></text:span><text:span text:style-name="T4"> :</text:span></text:p>
      <text:list text:style-name="L23">
        <text:list-item>
          <text:p text:style-name="P34">py manage.py runserver</text:p>
        </text:list-item>
      </text:list>
      <text:p text:style-name="P16"/>
      <text:p text:style-name="P19"><text:span text:style-name="T4"><text:tab/></text:span><text:span text:style-name="T15">6. </text:span><text:span text:style-name="Strong_20_Emphasis"><text:span text:style-name="T4">Accéder à l'Application</text:span></text:span><text:span text:style-name="T4"> :</text:span></text:p>
      <text:list text:style-name="L24">
        <text:list-item>
          <text:list>
            <text:list-item>
              <text:p text:style-name="P58"><text:span text:style-name="T4">Ouvrez un navigateur et accédez à </text:span><text:span text:style-name="Source_20_Text"><text:span text:style-name="T4">http://127.0.0.1:8000</text:span></text:span><text:span text:style-name="T4">. </text:span></text:p>
            </text:list-item>
            <text:list-item>
              <text:p text:style-name="P51">Utilisez le compte « <text:span text:style-name="T20">test »</text:span> pour accéder au panneau d'administration ou à l'application <text:span text:style-name="Source_20_Text"><text:span text:style-name="T4">bibliothecaire</text:span></text:span> . </text:p>
            </text:list-item>
          </text:list>
        </text:list-item>
      </text:list>
      <text:p text:style-name="P17">-<text:span text:style-name="T22">Notes Supplémentaires : </text:span></text:p>
      <text:p text:style-name="P20"><text:span text:style-name="T5"><text:tab/></text:span><text:span text:style-name="Strong_20_Emphasis">Gestion des Erreurs</text:span><text:span text:style-name="T22">: </text:span></text:p>
      <text:list text:style-name="L25">
        <text:list-item>
          <text:p text:style-name="P59"><text:span text:style-name="T11">Si vous rencontrez des erreurs lors de l'installation des dépendances, essayez d'exécuter </text:span><text:span text:style-name="Source_20_Text"><text:span text:style-name="T11">pip install --upgrade pip</text:span></text:span><text:span text:style-name="T11"> avant de réessayer </text:span><text:span text:style-name="Source_20_Text"><text:span text:style-name="T11">pip install -r requirements.txt</text:span></text:span><text:span text:style-name="T11">. </text:span></text:p>
        </text:list-item>
        <text:list-item>
          <text:p text:style-name="P52">Vérifiez les messages d'erreur pour des problèmes spécifiques et suivez les instructions fournies. </text:p>
        </text:list-item>
      </text:list>
      <text:p text:style-name="P20"><text:span text:style-name="T11"><text:tab/></text:span><text:span text:style-name="Strong_20_Emphasis"><text:span text:style-name="T4">Sauvegarde des Données</text:span></text:span><text:span text:style-name="T11">: </text:span></text:p>
      <text:list text:style-name="L26">
        <text:list-item>
          <text:p text:style-name="P60"><text:span text:style-name="T11">. Avant de charger les données de test, sauvegardez vos données existantes si nécessaire, en utilisant des commandes comme </text:span><text:span text:style-name="Source_20_Text"><text:span text:style-name="T11">python manage.py dumpdata</text:span></text:span></text:p>
        </text:list-item>
      </text:list>
      <text:p text:style-name="P20"><text:span text:style-name="Source_20_Text"><text:span text:style-name="T11"><text:tab/></text:span></text:span><text:span text:style-name="Source_20_Text"><text:span text:style-name="Strong_20_Emphasis"><text:span text:style-name="T4">Désactivation de l'Environnement Virtuel</text:span></text:span></text:span><text:span text:style-name="Source_20_Text"><text:span text:style-name="T11">: </text:span></text:span></text:p>
      <text:list text:style-name="L27">
        <text:list-item>
          <text:p text:style-name="P61"><text:span text:style-name="Source_20_Text"><text:span text:style-name="T11">Pour quitter l'environnement virtuel, exécutez simplement deactivate. </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3T12:47:24.986000000</meta:creation-date>
    <dc:date>2024-08-24T18:15:03.178000000</dc:date>
    <meta:editing-duration>PT2H13M18S</meta:editing-duration>
    <meta:editing-cycles>10</meta:editing-cycles>
    <meta:generator>LibreOffice/7.6.2.1$Windows_X86_64 LibreOffice_project/56f7684011345957bbf33a7ee678afaf4d2ba333</meta:generator>
    <meta:document-statistic meta:table-count="0" meta:image-count="0" meta:object-count="0" meta:page-count="7" meta:paragraph-count="139" meta:word-count="1951" meta:character-count="12344" meta:non-whitespace-character-count="10445"/>
  </office:meta>
</office:document-meta>
</file>